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χ</mo>
                <mo stretchy="false">ρ</mo>
              </mrow>
            </mfenced>
            <mrow>
              <mi/>
              <mo stretchy="false">≡</mo>
              <mi/>
            </mrow>
            <mfenced open="∣" close="〉">
              <mrow>
                <msup>
                  <mo stretchy="false">χ</mo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o stretchy="false">ρ</mo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  <mrow>
              <mi/>
              <mo stretchy="false">=</mo>
              <mi/>
            </mrow>
            <mfenced open="∣" close="〉">
              <mrow>
                <msup>
                  <mo stretchy="false">ρ</mo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o stretchy="false">χ</mo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text> ; </mtext>
            <mi/>
            <mfenced open="∣" close="〉">
              <mrow>
                <mover accent="true">
                  <mo stretchy="false">χ</mo>
                  <mo stretchy="false">̄</mo>
                </mover>
                <mover accent="true">
                  <mo stretchy="false">ρ</mo>
                  <mo stretchy="false">̄</mo>
                </mover>
              </mrow>
            </mfenced>
            <mrow>
              <mi/>
              <mo stretchy="false">=</mo>
              <mi/>
            </mrow>
            <mfenced open="∣" close="〉">
              <mrow>
                <msup>
                  <mrow>
                    <mover accent="true">
                      <mo stretchy="false">χ</mo>
                      <mo stretchy="false">̄</mo>
                    </mover>
                  </mrow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  <mi/>
            <mfenced open="∣" close="〉">
              <mrow>
                <msup>
                  <mrow>
                    <mover accent="true">
                      <mo stretchy="false">ρ</mo>
                      <mo stretchy="false">̄</mo>
                    </mover>
                  </mrow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</mrow>
            </mfenced>
          </mrow>
        </mtd>
      </mtr>
      <mtr>
        <mtd>
          <mrow/>
        </mtd>
      </mtr>
      <mtr>
        <mtd>
          <mrow>
            <mrow>
              <mo stretchy="false">〈</mo>
              <mrow>
                <mrow>
                  <mover accent="true">
                    <mo stretchy="false">χ</mo>
                    <mo stretchy="false">̄</mo>
                  </mover>
                  <mover accent="true">
                    <mo stretchy="false">ρ</mo>
                    <mo stretchy="false">̄</mo>
                  </mover>
                </mrow>
                <mo stretchy="false">∣</mo>
                <mrow>
                  <mo stretchy="false">χ</mo>
                  <mo stretchy="false">ρ</mo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p>
                    <mrow>
                      <mover accent="true">
                        <mo stretchy="false">χ</mo>
                        <mo stretchy="false">̄</mo>
                      </mover>
                    </mrow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</msup>
                </mrow>
                <mo stretchy="false">∣</mo>
                <mrow>
                  <msup>
                    <mo stretchy="false">χ</mo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</msup>
                </mrow>
              </mrow>
              <mo stretchy="false">〉</mo>
            </mrow>
            <mi/>
            <mrow>
              <mo stretchy="false">〈</mo>
              <mrow>
                <mrow>
                  <msup>
                    <mrow>
                      <mover accent="true">
                        <mo stretchy="false">ρ</mo>
                        <mo stretchy="false">̄</mo>
                      </mover>
                    </mrow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</msup>
                </mrow>
                <mo stretchy="false">∣</mo>
                <mrow>
                  <msup>
                    <mo stretchy="false">ρ</mo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</msup>
                </mrow>
              </mrow>
              <mo stretchy="false">〉</mo>
            </mrow>
          </mrow>
        </mtd>
      </mtr>
    </mtable>
    <annotation encoding="StarMath 5.0">left lline 
 %ichi %irho 
right rangle ~equiv~ 

left lline 
 %ichi ^{(1)} 
right rangle
` 
left lline 
 %irho ^{(2)}
right rangle ~=~ 

left lline 
 %irho ^{(2)}
right rangle
` 
left lline 
 %ichi ^{(1)}
right rangle

~" ; "~~ 
left lline 
 bar %ichi bar %irho 
right rangle ~=~ 
left lline 
 {bar %ichi}  ^{(1)} 
right rangle
` 
left lline 
 {bar %irho}  ^{(2)}
right rangle 
newline newline

langle 
 bar %ichi bar %irho 
 mline 
 %ichi %irho 
rangle ~=~ 

langle 
 {bar %ichi} ^{(1)} 
 mline 
 %ichi ^{(1)} 
rangle
` 
langle 
 {bar %irho} ^{(2)} 
 mline 
 %irho ^{(2)}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1:09:10.640000000</meta:creation-date>
    <meta:generator>LibreOffice/4.1.4.2$Windows_x86 LibreOffice_project/0a0440ccc0227ad9829de5f46be37cfb6edcf72</meta:generator>
  </office:meta>
</office:document-meta>
</file>